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_cost_one_edge" table:style-name="ta1">
        <table:shapes>
          <draw:frame draw:z-index="0" draw:style-name="gr1" draw:text-style-name="P1" svg:width="6.2949in" svg:height="3.5449in" svg:x="3.2181in" svg:y="0.3138in">
            <draw:object draw:notify-on-update-of-ranges="comp_cost_one_edge.A1:comp_cost_one_edge.A1 comp_cost_one_edge.A2:comp_cost_one_edge.A101 comp_cost_one_edge.B1:comp_cost_one_edge.B1 comp_cost_one_edge.B2:comp_cost_one_edge.B101 comp_cost_one_edge.A1:comp_cost_one_edge.A1 comp_cost_one_edge.A2:comp_cost_one_edge.A101 comp_cost_one_edge.C1:comp_cost_one_edge.C1 comp_cost_one_edge.C2:comp_cost_one_edge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</text:p>
          </table:table-cell>
          <table:table-cell office:value-type="string" calcext:value-type="string">
            <text:p>g1_to_g3</text:p>
          </table:table-cell>
          <table:table-cell office:value-type="string" calcext:value-type="string">
            <text:p>g1_to_g2</text:p>
          </table:table-cell>
        </table:table-row>
        <table:table-row table:style-name="ro1">
          <table:table-cell table:formula="of:=(ROW([.B2])-1)/100" office:value-type="float" office:value="0.01" calcext:value-type="float">
            <text:p>0.0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(ROW([.B3])-1)/100" office:value-type="float" office:value="0.02" calcext:value-type="float">
            <text:p>0.0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ROW([.B4])-1)/100" office:value-type="float" office:value="0.03" calcext:value-type="float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(ROW([.B5])-1)/100" office:value-type="float" office:value="0.04" calcext:value-type="float">
            <text:p>0.0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ROW([.B6])-1)/100"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ROW([.B7])-1)/100" office:value-type="float" office:value="0.06" calcext:value-type="float">
            <text:p>0.0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ROW([.B8])-1)/100" office:value-type="float" office:value="0.07" calcext:value-type="float">
            <text:p>0.0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(ROW([.B9])-1)/100" office:value-type="float" office:value="0.08" calcext:value-type="float">
            <text:p>0.0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(ROW([.B10])-1)/100" office:value-type="float" office:value="0.09" calcext:value-type="float">
            <text:p>0.0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(ROW([.B11])-1)/100" office:value-type="float" office:value="0.1" calcext:value-type="float">
            <text:p>0.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ROW([.B12])-1)/100" office:value-type="float" office:value="0.11" calcext:value-type="float">
            <text:p>0.1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ROW([.B13])-1)/100" office:value-type="float" office:value="0.12" calcext:value-type="float">
            <text:p>0.1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ROW([.B14])-1)/100" office:value-type="float" office:value="0.13" calcext:value-type="float">
            <text:p>0.13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ROW([.B15])-1)/100" office:value-type="float" office:value="0.14" calcext:value-type="float">
            <text:p>0.1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ROW([.B16])-1)/100" office:value-type="float" office:value="0.15" calcext:value-type="float">
            <text:p>0.1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ROW([.B17])-1)/100" office:value-type="float" office:value="0.16" calcext:value-type="float">
            <text:p>0.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ROW([.B18])-1)/100" office:value-type="float" office:value="0.17" calcext:value-type="float">
            <text:p>0.1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ROW([.B19])-1)/100" office:value-type="float" office:value="0.18" calcext:value-type="float">
            <text:p>0.1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0])-1)/100" office:value-type="float" office:value="0.19" calcext:value-type="float">
            <text:p>0.1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1])-1)/100" office:value-type="float" office:value="0.2" calcext:value-type="float">
            <text:p>0.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2])-1)/100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3])-1)/100" office:value-type="float" office:value="0.22" calcext:value-type="float">
            <text:p>0.2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4])-1)/100" office:value-type="float" office:value="0.23" calcext:value-type="float">
            <text:p>0.23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ROW([.B25])-1)/100"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26])-1)/100" office:value-type="float" office:value="0.25" calcext:value-type="float">
            <text:p>0.2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27])-1)/100" office:value-type="float" office:value="0.26" calcext:value-type="float">
            <text:p>0.2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28])-1)/100" office:value-type="float" office:value="0.27" calcext:value-type="float">
            <text:p>0.2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29])-1)/100" office:value-type="float" office:value="0.28" calcext:value-type="float">
            <text:p>0.2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0])-1)/100" office:value-type="float" office:value="0.29" calcext:value-type="float">
            <text:p>0.2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1])-1)/100" office:value-type="float" office:value="0.3" calcext:value-type="float">
            <text:p>0.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2])-1)/100" office:value-type="float" office:value="0.31" calcext:value-type="float">
            <text:p>0.3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3])-1)/100" office:value-type="float" office:value="0.32" calcext:value-type="float">
            <text:p>0.3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4])-1)/100" office:value-type="float" office:value="0.33" calcext:value-type="float">
            <text:p>0.3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ROW([.B35])-1)/100" office:value-type="float" office:value="0.34" calcext:value-type="float">
            <text:p>0.3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36])-1)/100" office:value-type="float" office:value="0.35" calcext:value-type="float">
            <text:p>0.3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37])-1)/100" office:value-type="float" office:value="0.36" calcext:value-type="float">
            <text:p>0.3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38])-1)/100" office:value-type="float" office:value="0.37" calcext:value-type="float">
            <text:p>0.3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39])-1)/100" office:value-type="float" office:value="0.38" calcext:value-type="float">
            <text:p>0.3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40])-1)/100" office:value-type="float" office:value="0.39" calcext:value-type="float">
            <text:p>0.3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41])-1)/100" office:value-type="float" office:value="0.4" calcext:value-type="float">
            <text:p>0.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ROW([.B42])-1)/100" office:value-type="float" office:value="0.41" calcext:value-type="float">
            <text:p>0.4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3])-1)/100" office:value-type="float" office:value="0.42" calcext:value-type="float">
            <text:p>0.4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4])-1)/100" office:value-type="float" office:value="0.43" calcext:value-type="float">
            <text:p>0.4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5])-1)/100" office:value-type="float" office:value="0.44" calcext:value-type="float">
            <text:p>0.4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6])-1)/100" office:value-type="float" office:value="0.45" calcext:value-type="float">
            <text:p>0.4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7])-1)/100" office:value-type="float" office:value="0.46" calcext:value-type="float">
            <text:p>0.4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8])-1)/100" office:value-type="float" office:value="0.47" calcext:value-type="float">
            <text:p>0.4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49])-1)/100" office:value-type="float" office:value="0.48" calcext:value-type="float">
            <text:p>0.4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(ROW([.B50])-1)/100" office:value-type="float" office:value="0.49" calcext:value-type="float">
            <text:p>0.4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1])-1)/100"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2])-1)/100" office:value-type="float" office:value="0.51" calcext:value-type="float">
            <text:p>0.5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3])-1)/100" office:value-type="float" office:value="0.52" calcext:value-type="float">
            <text:p>0.5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4])-1)/100" office:value-type="float" office:value="0.53" calcext:value-type="float">
            <text:p>0.5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5])-1)/100" office:value-type="float" office:value="0.54" calcext:value-type="float">
            <text:p>0.5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6])-1)/100" office:value-type="float" office:value="0.55" calcext:value-type="float">
            <text:p>0.55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7])-1)/100" office:value-type="float" office:value="0.56" calcext:value-type="float">
            <text:p>0.5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8])-1)/100" office:value-type="float" office:value="0.57" calcext:value-type="float">
            <text:p>0.5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ROW([.B59])-1)/100" office:value-type="float" office:value="0.58" calcext:value-type="float">
            <text:p>0.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ROW([.B60])-1)/100" office:value-type="float" office:value="0.59" calcext:value-type="float">
            <text:p>0.5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ROW([.B61])-1)/100" office:value-type="float" office:value="0.6" calcext:value-type="float">
            <text:p>0.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ROW([.B62])-1)/100" office:value-type="float" office:value="0.61" calcext:value-type="float">
            <text:p>0.6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ROW([.B63])-1)/100" office:value-type="float" office:value="0.62" calcext:value-type="float">
            <text:p>0.62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ROW([.B64])-1)/100" office:value-type="float" office:value="0.63" calcext:value-type="float">
            <text:p>0.6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65])-1)/100" office:value-type="float" office:value="0.64" calcext:value-type="float">
            <text:p>0.6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66])-1)/100" office:value-type="float" office:value="0.65" calcext:value-type="float">
            <text:p>0.6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67])-1)/100" office:value-type="float" office:value="0.66" calcext:value-type="float">
            <text:p>0.6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68])-1)/100" office:value-type="float" office:value="0.67" calcext:value-type="float">
            <text:p>0.6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69])-1)/100" office:value-type="float" office:value="0.68" calcext:value-type="float">
            <text:p>0.6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70])-1)/100" office:value-type="float" office:value="0.69" calcext:value-type="float">
            <text:p>0.69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71])-1)/100" office:value-type="float" office:value="0.7" calcext:value-type="float">
            <text:p>0.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ROW([.B72])-1)/100" office:value-type="float" office:value="0.71" calcext:value-type="float">
            <text:p>0.7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(ROW([.B73])-1)/100" office:value-type="float" office:value="0.72" calcext:value-type="float">
            <text:p>0.72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(ROW([.B74])-1)/100" office:value-type="float" office:value="0.73" calcext:value-type="float">
            <text:p>0.7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(ROW([.B75])-1)/100" office:value-type="float" office:value="0.74" calcext:value-type="float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(ROW([.B76])-1)/100" office:value-type="float" office:value="0.75" calcext:value-type="float">
            <text:p>0.7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(ROW([.B77])-1)/100" office:value-type="float" office:value="0.76" calcext:value-type="float">
            <text:p>0.7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78])-1)/100" office:value-type="float" office:value="0.77" calcext:value-type="float">
            <text:p>0.7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79])-1)/100" office:value-type="float" office:value="0.78" calcext:value-type="float">
            <text:p>0.78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80])-1)/100" office:value-type="float" office:value="0.79" calcext:value-type="float">
            <text:p>0.79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81])-1)/100" office:value-type="float" office:value="0.8" calcext:value-type="float">
            <text:p>0.8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82])-1)/100" office:value-type="float" office:value="0.81" calcext:value-type="float">
            <text:p>0.8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83])-1)/100" office:value-type="float" office:value="0.82" calcext:value-type="float">
            <text:p>0.8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ROW([.B84])-1)/100" office:value-type="float" office:value="0.83" calcext:value-type="float">
            <text:p>0.8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85])-1)/100" office:value-type="float" office:value="0.84" calcext:value-type="float">
            <text:p>0.8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86])-1)/100" office:value-type="float" office:value="0.85" calcext:value-type="float">
            <text:p>0.85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87])-1)/100" office:value-type="float" office:value="0.86" calcext:value-type="float">
            <text:p>0.8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88])-1)/100" office:value-type="float" office:value="0.87" calcext:value-type="float">
            <text:p>0.87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89])-1)/100" office:value-type="float" office:value="0.88" calcext:value-type="float">
            <text:p>0.8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90])-1)/100" office:value-type="float" office:value="0.89" calcext:value-type="float">
            <text:p>0.8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91])-1)/100" office:value-type="float" office:value="0.9" calcext:value-type="float">
            <text:p>0.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92])-1)/100" office:value-type="float" office:value="0.91" calcext:value-type="float">
            <text:p>0.9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ROW([.B93])-1)/100" office:value-type="float" office:value="0.92" calcext:value-type="float">
            <text:p>0.9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4])-1)/100" office:value-type="float" office:value="0.93" calcext:value-type="float">
            <text:p>0.9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5])-1)/100" office:value-type="float" office:value="0.94" calcext:value-type="float">
            <text:p>0.9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6])-1)/100" office:value-type="float" office:value="0.95" calcext:value-type="float">
            <text:p>0.95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7])-1)/100" office:value-type="float" office:value="0.96" calcext:value-type="float">
            <text:p>0.9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8])-1)/100" office:value-type="float" office:value="0.97" calcext:value-type="float">
            <text:p>0.97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99])-1)/100" office:value-type="float" office:value="0.98" calcext:value-type="float">
            <text:p>0.98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ROW([.B100])-1)/100" office:value-type="float" office:value="0.99" calcext:value-type="float">
            <text:p>0.9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ROW([.B101])-1)/100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  <table:database-ranges>
        <table:database-range table:name="__Anonymous_Sheet_DB__0" table:target-range-address="comp_cost_one_edge.C1:comp_cost_one_edge.C1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2:34:26.853331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5T12:38:04.950867879</dc:date>
    <meta:editing-duration>PT8M25S</meta:editing-duration>
    <meta:editing-cycles>2</meta:editing-cycles>
    <meta:generator>LibreOffice/6.4.3.2$Linux_X86_64 LibreOffice_project/40$Build-2</meta:generator>
    <meta:document-statistic meta:table-count="1" meta:cell-count="3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7.435cm" svg:y="0.316cm" chart:style-name="ch2">
          <text:p>GED</text:p>
        </chart:title>
        <chart:legend chart:legend-position="end" svg:x="13.244cm" svg:y="3.954cm" style:legend-expansion="high" chart:style-name="ch3"/>
        <chart:plot-area chart:style-name="ch4" table:cell-range-address="comp_cost_one_edge.A1:comp_cost_one_edge.C101" chart:data-source-has-labels="row" svg:x="1.33cm" svg:y="1.275cm" svg:width="11.595cm" svg:height="6.569cm">
          <chartooo:coordinate-region svg:x="1.951cm" svg:y="1.474cm" svg:width="10.548cm" svg:height="5.723cm"/>
          <chart:axis chart:dimension="x" chart:name="primary-x" chart:style-name="ch5">
            <chart:title svg:x="6.302cm" svg:y="8.024cm" chart:style-name="ch6">
              <text:p>Probability</text:p>
            </chart:title>
          </chart:axis>
          <chart:axis chart:dimension="y" chart:name="primary-y" chart:style-name="ch7">
            <chart:title svg:x="0.451cm" svg:y="5.397cm" chart:style-name="ch8">
              <text:p>GED value</text:p>
            </chart:title>
            <chart:grid chart:style-name="ch9" chart:class="major"/>
          </chart:axis>
          <chart:series chart:style-name="ch10" chart:values-cell-range-address="comp_cost_one_edge.B2:comp_cost_one_edge.B101" chart:label-cell-address="comp_cost_one_edge.B1:comp_cost_one_edge.B1" chart:class="chart:scatter">
            <chart:domain table:cell-range-address="comp_cost_one_edge.A2:comp_cost_one_edge.A101"/>
            <chart:data-point chart:repeated="100"/>
          </chart:series>
          <chart:series chart:style-name="ch11" chart:values-cell-range-address="comp_cost_one_edge.C2:comp_cost_one_edge.C101" chart:label-cell-address="comp_cost_one_edge.C1:comp_cost_one_edge.C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1_to_g3</text:p>
                <draw:g>
                  <svg:desc>comp_cost_one_edge.B1:comp_cost_one_edge.B1</svg:desc>
                </draw:g>
              </table:table-cell>
              <table:table-cell office:value-type="string">
                <text:p>g1_to_g2</text:p>
                <draw:g>
                  <svg:desc>comp_cost_one_edge.C1:comp_cost_one_ed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comp_cost_one_edge.A2:comp_cost_one_edge.A101</svg:desc>
                </draw:g>
              </table:table-cell>
              <table:table-cell office:value-type="float" office:value="67">
                <text:p>67</text:p>
                <draw:g>
                  <svg:desc>comp_cost_one_edge.B2:comp_cost_one_edge.B101</svg:desc>
                </draw:g>
              </table:table-cell>
              <table:table-cell office:value-type="float" office:value="64">
                <text:p>64</text:p>
                <draw:g>
                  <svg:desc>comp_cost_one_edge.C2:comp_cost_one_edge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